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5.0382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8161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5.864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/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Hi&quot;;[.A1]))))" style:apply-style-name="ConditionalStyle_5f_1" style:base-cell-address="Sheet1.A1"/>
      <style:map style:condition="is-true-formula(NOT(ISERROR(SEARCH(&quot;Med&quot;;[.A1]))))" style:apply-style-name="ConditionalStyle_5f_2" style:base-cell-address="Sheet1.A1"/>
      <style:map style:condition="is-true-formula(NOT(ISERROR(SEARCH(&quot;Lo&quot;;[.A1]))))" style:apply-style-name="ConditionalStyle_5f_3" style:base-cell-address="Sheet1.A1"/>
    </style:style>
    <style:style style:name="ce13" style:family="table-cell" style:parent-style-name="Excel_20_Built-in_20_Normal">
      <style:map style:condition="is-true-formula(NOT(ISERROR(SEARCH(&quot;Hi&quot;;[.A1]))))" style:apply-style-name="ConditionalStyle_5f_1" style:base-cell-address="Sheet1.A1"/>
      <style:map style:condition="is-true-formula(NOT(ISERROR(SEARCH(&quot;Med&quot;;[.A1]))))" style:apply-style-name="ConditionalStyle_5f_2" style:base-cell-address="Sheet1.A1"/>
      <style:map style:condition="is-true-formula(NOT(ISERROR(SEARCH(&quot;Lo&quot;;[.A1]))))" style:apply-style-name="ConditionalStyle_5f_3" style:base-cell-address="Sheet1.A1"/>
    </style:style>
    <style:style style:name="ce14" style:family="table-cell" style:parent-style-name="Excel_20_Built-in_20_Normal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auto-grow-height="true" draw:auto-grow-width="false" fo:max-width="4.7244in" fo:min-height="0.214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Sheet1.C2">
          <table:error-message table:message-type="stop" table:display="true"/>
        </table:content-validation>
        <table:content-validation table:name="val2" table:condition="of:cell-content-is-in-list(&quot;1 - Hi&quot;;&quot;2 - Med&quot;;&quot;3 - Lo&quot;)" table:allow-empty-cell="true" table:display-list="unsorted" table:base-cell-address="Sheet1.D2">
          <table:error-message table:message-type="stop" table:display="true"/>
        </table:content-validation>
        <table:content-validation table:name="val3" table:condition="of:cell-content-is-in-list(&quot;(0) N/A&quot;;&quot;(1) Open&quot;;&quot;(2) Assigned&quot;;&quot;(3) In-progress&quot;;&quot;(4) Blocked&quot;;&quot;(5) Completed&quot;;&quot;(6) Verified&quot;;&quot;(7) Closed - won't fix&quot;;&quot;(8) Closed&quot;)" table:allow-empty-cell="true" table:display-list="unsorted" table:base-cell-address="Sheet1.F2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>
            <text:p>Story ID</text:p>
          </table:table-cell>
          <table:table-cell table:style-name="ce1" office:value-type="string">
            <text:p>Story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Completed</text:p>
          </table:table-cell>
          <table:table-cell table:style-name="ce1" office:value-type="string">
            <office:annotation draw:style-name="gr1" draw:text-style-name="P1" svg:width="9.1697in" svg:height="1.9453in" svg:x="9.3768in" svg:y="0.272in" draw:caption-point-x="-0.1898in" draw:caption-point-y="-0.2681in">
              <dc:creator>mhy</dc:creator>
              <dc:date>2015-09-23T00:00:00</dc:date>
              <text:p text:style-name="P1">Story statuses (open, assigned, in-progress, complete, verified, blocked, closed and N/A)</text:p>
              <text:p text:style-name="P1"><text:tab/>-Matt Yale</text:p>
              <text:p text:style-name="P1">Closed status has two variations :</text:p>
              <text:p text:style-name="P1">Closed -- won't fix and Closed -- fixed</text:p>
              <text:p text:style-name="P1"><text:tab/>-Matt Yale</text:p>
              <text:p text:style-name="P1">what is difference between closed fixed and complete?</text:p>
              <text:p text:style-name="P1"><text:tab/>-Eric Sundquist</text:p>
              <text:p text:style-name="P1">Closed fixed won't be placed until close of iteration. </text:p>
              <text:p text:style-name="P1">Complete is internal to the iteration</text:p>
              <text:p text:style-name="P1"/>
              <text:p text:style-name="P1">Essentially they are the same, only difference being the iteration is still active.</text:p>
              <text:p text:style-name="P1"><text:tab/>-Matt Yale</text:p>
            </office:annotation>
            <text:p>Status</text:p>
          </table:table-cell>
          <table:table-cell table:style-name="ce1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M00</text:p>
          </table:table-cell>
          <table:table-cell table:style-name="ce1" office:value-type="string">
            <text:p>As a user I would like to be able to add a widget to the dashboard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style-name="ce14" table:content-validation-name="val3" office:value-type="string">
            <text:p>(1) Open</text:p>
          </table:table-cell>
          <table:table-cell table:style-name="ce2" office:value-type="string">
            <text:p>Example story with 4 ACs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00.1</text:p>
          </table:table-cell>
          <table:table-cell table:style-name="ce3" office:value-type="string">
            <text:p>Widget class that all widgets inherit from 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style-name="ce3" office:value-type="string">
            <text:p>Jasmi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00.2</text:p>
          </table:table-cell>
          <table:table-cell table:style-name="ce3" office:value-type="string">
            <text:p>Widget can be added by clicking a "plus" icon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style-name="ce3" office:value-type="string">
            <text:p>Charlie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9" table:content-validation-name="val1"/>
          <table:table-cell table:style-name="ce12" table:content-validation-name="val2"/>
          <table:table-cell/>
          <table:table-cell table:style-name="ce16" table:content-validation-name="val3"/>
          <table:table-cell table:number-columns-repeated="1018"/>
        </table:table-row>
        <table:table-row table:style-name="ro1">
          <table:table-cell table:style-name="ce2" office:value-type="string">
            <text:p>Split into two stories</text:p>
          </table:table-cell>
          <table:table-cell table:style-name="ce2"/>
          <table:table-cell table:style-name="ce9" table:content-validation-name="val1"/>
          <table:table-cell table:style-name="ce12" table:content-validation-name="val2"/>
          <table:table-cell/>
          <table:table-cell table:style-name="ce16" table:content-validation-name="val3"/>
          <table:table-cell table:number-columns-repeated="1018"/>
        </table:table-row>
        <table:table-row table:style-name="ro2">
          <table:table-cell table:style-name="ce2" office:value-type="string">
            <text:p>M00.3</text:p>
          </table:table-cell>
          <table:table-cell table:style-name="ce4" office:value-type="string">
            <text:p>A "minus" icon appears when there are over 0 widgets</text:p>
          </table:table-cell>
          <table:table-cell table:style-name="ce10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style-name="ce3" office:value-type="string">
            <text:p>Charli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00.4</text:p>
          </table:table-cell>
          <table:table-cell table:style-name="ce1" office:value-type="string">
            <text:p>Clicking the minus icon allows user to select a widget to remove.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1" table:content-validation-name="val1"/>
          <table:table-cell table:style-name="ce12" table:content-validation-name="val2"/>
          <table:table-cell/>
          <table:table-cell table:style-name="ce2" table:content-validation-name="val3"/>
          <table:table-cell table:number-columns-repeated="1018"/>
        </table:table-row>
        <table:table-row table:style-name="ro2">
          <table:table-cell table:style-name="ce2" office:value-type="string">
            <text:p>M00.5</text:p>
          </table:table-cell>
          <table:table-cell table:style-name="ce5" office:value-type="string">
            <text:p>Widget clears when clicked in removeMode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6" table:content-validation-name="val3" office:value-type="string">
            <text:p>(4) Block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>
            <text:p>removeMode is exited immediately after widget clears. 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6" table:content-validation-name="val3" office:value-type="string">
            <text:p>(4) Blocked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1" table:content-validation-name="val1"/>
          <table:table-cell table:style-name="ce12" table:content-validation-name="val2"/>
          <table:table-cell/>
          <table:table-cell table:style-name="ce2" table:content-validation-name="val3"/>
          <table:table-cell table:number-columns-repeated="1018"/>
        </table:table-row>
        <table:table-row table:style-name="ro2">
          <table:table-cell table:style-name="ce1" office:value-type="string">
            <text:p>M01</text:p>
          </table:table-cell>
          <table:table-cell table:style-name="ce5" office:value-type="string">
            <text:p>As a user I would like to be able to resize widgets</text:p>
          </table:table-cell>
          <table:table-cell table:style-name="ce9" table:content-validation-name="val1" office:value-type="float" office:value="3">
            <text:p>3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style-name="ce6" table:content-validation-name="val3" office:value-type="string">
            <text:p>(4) Blocked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Widget can be resized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content-validation-name="val3"/>
          <table:table-cell table:number-columns-repeated="1018"/>
        </table:table-row>
        <table:table-row table:style-name="ro2">
          <table:table-cell/>
          <table:table-cell table:style-name="ce2" office:value-type="string">
            <text:p>Widgets cannot overlap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content-validation-name="val3"/>
          <table:table-cell table:number-columns-repeated="1018"/>
        </table:table-row>
        <table:table-row table:style-name="ro1">
          <table:table-cell/>
          <table:table-cell table:style-name="ce2"/>
          <table:table-cell table:style-name="ce11" table:content-validation-name="val1"/>
          <table:table-cell table:style-name="ce12" table:content-validation-name="val2"/>
          <table:table-cell/>
          <table:table-cell table:content-validation-name="val3"/>
          <table:table-cell table:number-columns-repeated="1018"/>
        </table:table-row>
        <table:table-row table:style-name="ro2">
          <table:table-cell table:style-name="ce1" office:value-type="string">
            <text:p>M02</text:p>
          </table:table-cell>
          <table:table-cell table:style-name="ce1" office:value-type="string">
            <text:p>As a user I would like to be able to position widgets</text:p>
          </table:table-cell>
          <table:table-cell table:style-name="ce9" table:content-validation-name="val1" office:value-type="float" office:value="5">
            <text:p>5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2" table:content-validation-name="val3" office:value-type="string">
            <text:p>(4) Blocked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Widget can be repositioned via drag and drop (Should we have a move icon?)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2" table:content-validation-name="val3" office:value-type="string">
            <text:p>(4) Blocked</text:p>
          </table:table-cell>
          <table:table-cell table:style-name="ce2"/>
          <table:table-cell table:number-columns-repeated="1017"/>
        </table:table-row>
        <table:table-row table:style-name="ro2">
          <table:table-cell/>
          <table:table-cell table:style-name="ce2" office:value-type="string">
            <text:p>Widgets line up in columns on the page, columns can have different widths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content-validation-name="val3"/>
          <table:table-cell table:style-name="ce2"/>
          <table:table-cell table:number-columns-repeated="1017"/>
        </table:table-row>
        <table:table-row table:style-name="ro2">
          <table:table-cell/>
          <table:table-cell table:style-name="ce2" office:value-type="string">
            <text:p>Widgets cannot overlap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content-validation-name="val3"/>
          <table:table-cell table:style-name="ce2"/>
          <table:table-cell table:number-columns-repeated="1017"/>
        </table:table-row>
        <table:table-row table:style-name="ro1">
          <table:table-cell/>
          <table:table-cell table:style-name="ce2"/>
          <table:table-cell table:style-name="ce11" table:content-validation-name="val1"/>
          <table:table-cell table:style-name="ce12" table:content-validation-name="val2"/>
          <table:table-cell/>
          <table:table-cell table:content-validation-name="val3"/>
          <table:table-cell table:style-name="ce2"/>
          <table:table-cell table:number-columns-repeated="1017"/>
        </table:table-row>
        <table:table-row table:style-name="ro2">
          <table:table-cell table:style-name="ce1" office:value-type="string">
            <text:p>M04</text:p>
          </table:table-cell>
          <table:table-cell table:style-name="ce4" office:value-type="string">
            <text:p>Best performing and worst performing goals widgets</text:p>
          </table:table-cell>
          <table:table-cell table:style-name="ce9" table:content-validation-name="val1" office:value-type="float" office:value="5">
            <text:p>5</text:p>
          </table:table-cell>
          <table:table-cell table:style-name="ce12" table:content-validation-name="val2" office:value-type="string">
            <text:p>3 - Lo</text:p>
          </table:table-cell>
          <table:table-cell/>
          <table:table-cell table:style-name="ce2" table:content-validation-name="val3" office:value-type="string">
            <text:p>(4) Blocked</text:p>
          </table:table-cell>
          <table:table-cell table:style-name="ce3" office:value-type="string">
            <text:p>Jerem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>
            <text:p>Best catagories widget (Displays the top three performing goals)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3 - Lo</text:p>
          </table:table-cell>
          <table:table-cell/>
          <table:table-cell table:content-validation-name="val3"/>
          <table:table-cell table:number-columns-repeated="1018"/>
        </table:table-row>
        <table:table-row table:style-name="ro2">
          <table:table-cell/>
          <table:table-cell table:style-name="ce2" office:value-type="string">
            <text:p>Worst catagories widget (worst 3 performing areas)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3 - Lo</text:p>
          </table:table-cell>
          <table:table-cell/>
          <table:table-cell table:content-validation-name="val3"/>
          <table:table-cell table:number-columns-repeated="1018"/>
        </table:table-row>
        <table:table-row table:style-name="ro2">
          <table:table-cell/>
          <table:table-cell table:style-name="ce2" office:value-type="string">
            <text:p><text:s/>Ability to add a custom widget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3 - Lo</text:p>
          </table:table-cell>
          <table:table-cell/>
          <table:table-cell table:content-validation-name="val3"/>
          <table:table-cell table:number-columns-repeated="1018"/>
        </table:table-row>
        <table:table-row table:style-name="ro1">
          <table:table-cell/>
          <table:table-cell table:style-name="ce2"/>
          <table:table-cell table:style-name="ce11" table:content-validation-name="val1"/>
          <table:table-cell table:style-name="ce12" table:content-validation-name="val2"/>
          <table:table-cell/>
          <table:table-cell table:content-validation-name="val3"/>
          <table:table-cell table:number-columns-repeated="1018"/>
        </table:table-row>
        <table:table-row table:style-name="ro1">
          <table:table-cell table:style-name="ce1"/>
          <table:table-cell table:style-name="ce7"/>
          <table:table-cell table:style-name="ce11" table:content-validation-name="val1"/>
          <table:table-cell table:style-name="ce12" table:content-validation-name="val2"/>
          <table:table-cell/>
          <table:table-cell table:style-name="ce2" table:content-validation-name="val3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11" table:content-validation-name="val1"/>
          <table:table-cell table:style-name="ce12" table:content-validation-name="val2"/>
          <table:table-cell/>
          <table:table-cell table:style-name="ce16" table:content-validation-name="val3"/>
          <table:table-cell table:style-name="ce2"/>
          <table:table-cell table:number-columns-repeated="1017"/>
        </table:table-row>
        <table:table-row table:style-name="ro3">
          <table:table-cell table:number-columns-repeated="2"/>
          <table:table-cell table:style-name="ce11" table:content-validation-name="val1"/>
          <table:table-cell table:style-name="ce13" table:content-validation-name="val2"/>
          <table:table-cell/>
          <table:table-cell table:content-validation-name="val3"/>
          <table:table-cell table:number-columns-repeated="1018"/>
        </table:table-row>
        <table:table-row table:style-name="ro2">
          <table:table-cell table:style-name="ce2" office:value-type="string">
            <text:p>M03</text:p>
          </table:table-cell>
          <table:table-cell table:style-name="ce3" office:value-type="string">
            <text:p>Unit test coverage analysis / number of controllers that need tests (SPIKE)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style-name="ce3" office:value-type="string">
            <text:p>Matt 43 failing 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1" table:content-validation-name="val1"/>
          <table:table-cell table:style-name="ce13" table:content-validation-name="val2"/>
          <table:table-cell/>
          <table:table-cell table:content-validation-name="val3"/>
          <table:table-cell table:number-columns-repeated="1018"/>
        </table:table-row>
        <table:table-row table:style-name="ro2">
          <table:table-cell table:style-name="ce1" office:value-type="string">
            <text:p>M04</text:p>
          </table:table-cell>
          <table:table-cell table:style-name="ce1" office:value-type="string">
            <text:p>As a user I would like to view data in a widget</text:p>
          </table:table-cell>
          <table:table-cell table:style-name="ce9" table:content-validation-name="val1" office:value-type="float" office:value="8">
            <text:p>8</text:p>
          </table:table-cell>
          <table:table-cell table:style-name="ce12" table:content-validation-name="val2" office:value-type="string">
            <text:p>2 - Med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style-name="ce2" office:value-type="string">
            <text:p>IHasData implementation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Widget displays single measurement appropriately 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content-validation-name="val3"/>
          <table:table-cell table:style-name="ce3" office:value-type="string">
            <text:p>Erik 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Widget displays to current month of data entry by default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string">
            <text:p>Widget signifies to user that no data exists for month when applicable. 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string">
            <text:p>Widget can switch back and forward a month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string">
            <text:p>Widget can change measurement types 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content-validation-name="val3"/>
          <table:table-cell table:number-columns-repeated="1018"/>
        </table:table-row>
        <table:table-row table:style-name="ro3">
          <table:table-cell table:number-columns-repeated="2"/>
          <table:table-cell table:style-name="ce11" table:content-validation-name="val1"/>
          <table:table-cell table:style-name="ce13" table:content-validation-name="val2"/>
          <table:table-cell/>
          <table:table-cell table:content-validation-name="val3"/>
          <table:table-cell table:number-columns-repeated="1018"/>
        </table:table-row>
        <table:table-row table:style-name="ro2">
          <table:table-cell table:style-name="ce1" office:value-type="string">
            <text:p>E00</text:p>
          </table:table-cell>
          <table:table-cell table:style-name="ce4" office:value-type="string">
            <text:p>As a user I would like to add, and view, measurements and goal info</text:p>
          </table:table-cell>
          <table:table-cell table:style-name="ce2" office:value-type="float" office:value="8">
            <text:p>8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style-name="ce3" office:value-type="string">
            <text:p>Not in widgets, in original tool <text:s text:c="3"/>Shane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E01</text:p>
          </table:table-cell>
          <table:table-cell table:style-name="ce8" office:value-type="string">
            <text:p>User must be able to add as many measurements as they wish.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style-name="ce15" table:content-validation-name="val3" office:value-type="string">
            <text:p>(1) Open</text:p>
          </table:table-cell>
          <table:table-cell table:style-name="ce17" office:value-type="string">
            <text:p>No crashes, no failed saves. in original tool 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E02</text:p>
          </table:table-cell>
          <table:table-cell table:style-name="ce2" office:value-type="string">
            <text:p>User can call up previous measurements and info</text:p>
          </table:table-cell>
          <table:table-cell table:style-name="ce9" table:content-validation-name="val1" office:value-type="float" office:value="1">
            <text:p>1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style-name="ce2" table:content-validation-name="val3" office:value-type="string">
            <text:p>(1) Open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E03</text:p>
          </table:table-cell>
          <table:table-cell table:style-name="ce2" office:value-type="string">
            <text:p>User can enter monthly data</text:p>
          </table:table-cell>
          <table:table-cell table:style-name="ce9" table:content-validation-name="val1" office:value-type="float" office:value="2">
            <text:p>2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content-validation-name="val3"/>
          <table:table-cell table:style-name="ce17" office:value-type="string">
            <text:p>Required to unblock testing.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E04</text:p>
          </table:table-cell>
          <table:table-cell table:style-name="ce2" office:value-type="string">
            <text:p>Must be able to do all of the above with an empty database.</text:p>
          </table:table-cell>
          <table:table-cell table:style-name="ce9" table:content-validation-name="val1" office:value-type="float" office:value="3">
            <text:p>3</text:p>
          </table:table-cell>
          <table:table-cell table:style-name="ce12" table:content-validation-name="val2" office:value-type="string">
            <text:p>1 - Hi</text:p>
          </table:table-cell>
          <table:table-cell/>
          <table:table-cell table:style-name="ce2" table:content-validation-name="val3" office:value-type="string">
            <text:p>(4) Blocked</text:p>
          </table:table-cell>
          <table:table-cell table:style-name="ce2" office:value-type="string">
            <text:p>This might be a 5...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table:content-validation-name="val1"/>
          <table:table-cell table:style-name="ce13" table:content-validation-name="val2"/>
          <table:table-cell/>
          <table:table-cell table:content-validation-name="val3"/>
          <table:table-cell table:style-name="ce2" office:value-type="string">
            <text:p>rabbit hole goes... If we can restructure things so that any blank database can be loaded in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M05</text:p>
          </table:table-cell>
          <table:table-cell table:style-name="ce4" office:value-type="string">
            <text:p>Dashboard saves widgets between loads</text:p>
          </table:table-cell>
          <table:table-cell table:style-name="ce11" table:content-validation-name="val1"/>
          <table:table-cell table:style-name="ce12" table:content-validation-name="val2" office:value-type="string">
            <text:p>2 - Med</text:p>
          </table:table-cell>
          <table:table-cell/>
          <table:table-cell table:style-name="ce2" table:content-validation-name="val3" office:value-type="string">
            <text:p>(4) Blocked</text:p>
          </table:table-cell>
          <table:table-cell table:style-name="ce3" office:value-type="string">
            <text:p>Mat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ashboard looks the same when program is closed and reloaded. </text:p>
          </table:table-cell>
          <table:table-cell table:style-name="ce11" table:content-validation-name="val1"/>
          <table:table-cell table:style-name="ce13" table:content-validation-name="val2"/>
          <table:table-cell/>
          <table:table-cell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string">
            <text:p>Possitions and sizes of widgets are saved</text:p>
          </table:table-cell>
          <table:table-cell table:style-name="ce11" table:content-validation-name="val1"/>
          <table:table-cell table:style-name="ce13" table:content-validation-name="val2"/>
          <table:table-cell/>
          <table:table-cell table:content-validation-name="val3"/>
          <table:table-cell table:number-columns-repeated="1018"/>
        </table:table-row>
        <table:table-row table:style-name="ro3" table:number-rows-repeated="63">
          <table:table-cell table:number-columns-repeated="2"/>
          <table:table-cell table:style-name="ce11" table:content-validation-name="val1"/>
          <table:table-cell table:style-name="ce13" table:content-validation-name="val2"/>
          <table:table-cell/>
          <table:table-cell table:content-validation-name="val3"/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c53929"/>
    </style:style>
    <style:style style:name="ConditionalStyle_5f_2" style:display-name="ConditionalStyle_2" style:family="table-cell" style:parent-style-name="Default">
      <style:table-cell-properties fo:background-color="transparent" fo:border="none"/>
      <style:text-properties fo:color="#f09300"/>
    </style:style>
    <style:style style:name="ConditionalStyle_5f_3" style:display-name="ConditionalStyle_3" style:family="table-cell" style:parent-style-name="Default">
      <style:table-cell-properties fo:background-color="transparent" fo:border="none"/>
      <style:text-properties fo:color="#a4c2f4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9/23/2015</text:date>, <text:time>20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20:26:24.94</dc:date>
    <dc:creator>m y</dc:creator>
    <meta:document-statistic meta:table-count="1" meta:cell-count="146" meta:object-count="0"/>
    <meta:generator>OpenOffice/4.1.1$Win32 OpenOffice.org_project/411m6$Build-9775</meta:generator>
  </office:meta>
</office:document-meta>
</file>